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15pt" officeooo:rsid="0001c1de" officeooo:paragraph-rsid="0001c1de" style:font-size-asian="13.1000003814697pt" style:font-size-complex="15pt"/>
    </style:style>
    <style:style style:name="P3" style:family="paragraph" style:parent-style-name="Standard">
      <style:text-properties style:font-name="Aria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 style:family="paragraph" style:parent-style-name="Standard">
      <style:text-properties style:font-name="Arial" fo:font-size="12pt" fo:font-style="italic" style:text-underline-style="solid" style:text-underline-width="auto" style:text-underline-color="font-color" style:font-size-asian="12pt" style:font-style-asian="italic" style:font-size-complex="12pt" style:font-style-complex="italic"/>
    </style:style>
    <style:style style:name="P5" style:family="paragraph" style:parent-style-name="Standard">
      <style:text-properties style:font-name="Arial" fo:font-size="11pt" fo:font-style="italic" style:text-underline-style="none" style:font-size-asian="11pt" style:font-style-asian="italic" style:font-size-complex="11pt" style:font-style-complex="italic"/>
    </style:style>
    <style:style style:name="P6" style:family="paragraph" style:parent-style-name="Standard">
      <style:text-properties style:font-name="Arial" fo:font-size="11pt" fo:font-style="italic" style:font-size-asian="11pt" style:font-style-asian="italic" style:font-size-complex="11pt" style:font-style-complex="italic"/>
    </style:style>
    <style:style style:name="T1" style:family="text">
      <style:text-properties officeooo:rsid="0001c1de"/>
    </style:style>
    <style:style style:name="T2" style:family="text">
      <style:text-properties fo:font-weight="bold" style:font-weight-asian="bold" style:font-weight-complex="bold"/>
    </style:style>
    <style:style style:name="T3" style:family="text">
      <style:text-properties fo:font-weight="bold" officeooo:rsid="0001c1d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e stage – Montagrues</text:p>
      <text:p text:style-name="P2">PEREIRA Romain – BTS SIO SLAM</text:p>
      <text:p text:style-name="P2"/>
      <text:p text:style-name="P1"/>
      <text:p text:style-name="P4">Présentation de l'entreprise</text:p>
      <text:p text:style-name="P1"/>
      <text:p text:style-name="P1"><text:span text:style-name="T2">Montagrues</text:span> a vu le jour en 1973 et s'est spécialisée dans le levage et la manutention. Basée à Gennevilliers, cette entreprise est un acteur clé dans les secteurs de la construction, des travaux publics et de l’industrie. Elle offre une gamme complète de services, allant du déplacement de charges lourdes à l'installation d'infrastructures complexes grâce à ses grues de dernière génération.</text:p>
      <text:p text:style-name="P1"/>
      <text:p text:style-name="P1">Avec une flotte de grues capable de s'adapter à des projets de toutes tailles, Montagrues répond aux besoins variés de ses clients, qu'il s'agisse de petits chantiers ou de grands projets. Reconnue pour son expertise technique et son professionnalisme, l'entreprise est réputée pour la qualité de ses services et son souci du respect des délais et des exigences techniques.</text:p>
      <text:p text:style-name="P1"/>
      <text:p text:style-name="P1">L’équipe de Montagrues, composée de près de 50 personnes, se distingue par son engagement envers la sécurité et l’efficacité de chaque mission, tout en offrant un suivi personnalisé pour chaque chantier.</text:p>
      <text:p text:style-name="P1"/>
      <text:p text:style-name="P3">Présentation du Système d'Information (SI) de l'entreprise</text:p>
      <text:p text:style-name="P1"/>
      <text:p text:style-name="P1">Le Système d'Information (SI) de Montagrues a été conçu pour optimiser la gestion et les opérations de l'entreprise. Il facilite la communication interne, la gestion des chantiers et l'organisation des ressources matérielles, notamment les grues. Bien que le SI soit relativement simple, il est bien adapté aux besoins de l'entreprise.</text:p>
      <text:p text:style-name="P1"/>
      <text:p text:style-name="P6">Infrastructure matérielle</text:p>
      <text:p text:style-name="P1"/>
      <text:p text:style-name="P1">Le parc informatique de Montagrues se compose d'une dizaine d'ordinateurs de bureau, principalement situés dans les bureaux administratifs, tous connectés via un réseau local pour le partage de fichiers internes. La connexion à Internet se fait par ADSL.</text:p>
      <text:p text:style-name="P1"/>
      <text:p text:style-name="P1">La plupart des fichiers sont stockés localement, mais des dossiers critiques sont hébergés sur un serveur NAS (Network Attached Storage), facilitant l'accès partagé aux employés. Des disques durs externes sont également utilisés pour les sauvegardes. Bien qu'une migration vers le cloud soit envisagée pour améliorer le travail à distance et le partage de documents, cette transition est encore en cours.</text:p>
      <text:p text:style-name="P1"/>
      <text:p text:style-name="P6">Les logiciels utilisés</text:p>
      <text:p text:style-name="P1"/>
      <text:p text:style-name="P1">Les employés utilisent plusieurs logiciels pour gérer les différents aspects de leurs missions :</text:p>
      <text:p text:style-name="P1"/>
      <text:p text:style-name="P1">- <text:span text:style-name="T2">Sage</text:span> : Pour la gestion des devis, des factures et de la comptabilité, principalement utilisé par le service administratif.</text:p>
      <text:p text:style-name="P1"/>
      <text:p text:style-name="P1">- <text:span text:style-name="T2">Microsoft Office</text:span> (notamment <text:span text:style-name="T2">Excel</text:span>) : Pour la gestion des plannings des grues et des chauffeurs, incluant le suivi des affectations et des interventions sur les chantiers.</text:p>
      <text:p text:style-name="P1"/>
      <text:p text:style-name="P1">- <text:span text:style-name="T2">WordPress</text:span> : Pour la gestion du site web de l'entreprise, qui présente les services, les projets réalisés et permet les demandes de devis.</text:p>
      <text:p text:style-name="P1"/>
      <text:p text:style-name="P1">- <text:span text:style-name="T2">Crane Planner</text:span> : Pour la planification en 3D des grues et des chantiers, facilitant la simulation des configurations de levage.</text:p>
      <text:p text:style-name="P1"/>
      <text:p text:style-name="P1">- <text:span text:style-name="T2">AutoCAD</text:span> : Pour les dessins techniques en 3D, tels que les schémas de levage et la modélisation des chantiers.</text:p>
      <text:p text:style-name="P1"/>
      <text:p text:style-name="P6">Site web et communication</text:p>
      <text:p text:style-name="P1"/>
      <text:p text:style-name="P1">Le site web de Montagrues, géré sous WordPress, est essentiel pour la communication avec les clients. Il présente les projets réalisés et les services offerts, et permet aux visiteurs de demander des devis ou des informations. Le site est régulièrement mis à jour.</text:p>
      <text:p text:style-name="P1"><text:soft-page-break/></text:p>
      <text:p text:style-name="P1">Pour la communication interne, les employés utilisent principalement Outlook pour les e-mails. Avec l’augmentation des projets, Teams est également utilisé pour les réunions en ligne et les échanges rapides.</text:p>
      <text:p text:style-name="P1"/>
      <text:p text:style-name="P6">Sécurité et sauvegardes</text:p>
      <text:p text:style-name="P1"/>
      <text:p text:style-name="P1">La sécurité des données est une priorité pour Montagrues. Chaque poste est protégé par un antivirus et le réseau est sécurisé par un pare-feu basique. Les données importantes sont sauvegardées régulièrement sur des disques durs externes et le NAS interne. Une réflexion est en cours pour renforcer cette stratégie avec des solutions de sauvegarde en cloud.</text:p>
      <text:p text:style-name="P1"/>
      <text:p text:style-name="P6">Projets en cours d’amélioration</text:p>
      <text:p text:style-name="P1"/>
      <text:p text:style-name="P1">Durant mon stage, j’ai constaté que certaines tâches, comme la gestion du planning, étaient encore réalisées en partie manuellement avec Excel. Cette méthode pouvait entraîner des erreurs et ralentir les opérations. L'entreprise envisage donc d'automatiser ces processus, soit en optimisant l'utilisation d'Excel, soit en adoptant des outils plus adaptés à la gestion des ressources et des plannings complexes.</text:p>
      <text:p text:style-name="P1"/>
      <text:p text:style-name="P4">Les missions réalisées</text:p>
      <text:p text:style-name="P1"/>
      <text:p text:style-name="P1">Au cours de mes cinq semaines de stage chez Montagrues, j’ai eu l’opportunité de m’impliquer dans diverses missions qui m’ont permis de développer de nouvelles compétences. Voici un aperçu des principales tâches que j’ai accomplies :</text:p>
      <text:p text:style-name="P1"/>
      <text:p text:style-name="P5">Mise à jour et optimisation du site web (WordPress)</text:p>
      <text:p text:style-name="P1"/>
      <text:p text:style-name="P1">Ma première mission a consisté à remettre en forme et corriger le site web de l’entreprise. Certains boutons et liens n’étaient plus fonctionnels, rendant la navigation difficile. J’ai réparé ces éléments et amélioré l’aspect visuel du site pour une meilleure lisibilité et présentation. Cette tâche m'a permis de perfectionner mes compétences en gestion de site WordPress et en web design.</text:p>
      <text:p text:style-name="P1"/>
      <text:p text:style-name="P6">Optimisation du planning sous Excel avec VBA</text:p>
      <text:p text:style-name="P1"/>
      <text:p text:style-name="P1">J'ai travaillé sur l’optimisation du fichier Excel utilisé pour les plannings des grues et des chauffeurs. J’ai automatisé certaines parties du processus en utilisant des formules complexes et du code VBA. Cela a permis de suivre automatiquement la disponibilité des grues et des employés, et de générer des rapports hebdomadaires, améliorant ainsi l’efficacité de la gestion du planning et réduisant les erreurs humaines.</text:p>
      <text:p text:style-name="P1"/>
      <text:p text:style-name="P6">Assistance technique pour l’installation d’imprimantes et de drivers</text:p>
      <text:p text:style-name="P1"/>
      <text:p text:style-name="P1">J’ai assisté à l’installation d’une nouvelle imprimante et mis à jour les drivers sur les postes de travail. Cette tâche a inclus la configuration des imprimantes et la résolution des problèmes liés aux anciens drivers.</text:p>
      <text:p text:style-name="P1"/>
      <text:p text:style-name="P6">Installation et configuration d'un poste de travail</text:p>
      <text:p text:style-name="P1"/>
      <text:p text:style-name="P1">J’ai pris en charge l’installation complète d’un poste de travail, y compris la mise en place de l’unité centrale, l’installation du système d’exploitation et des logiciels bureautiques, et la connexion au réseau.</text:p>
      <text:p text:style-name="P1"/>
      <text:p text:style-name="P6">Participation à la mise à jour de la base de données des clients</text:p>
      <text:p text:style-name="P1"/>
      <text:p text:style-name="P1">J’ai contribué à la mise à jour de la base de données clients, en ajoutant de nouveaux clients et en actualisant les informations sur les projets en cours. J’ai utilisé Excel pour veiller à la cohérence des données.</text:p>
      <text:p text:style-name="P1"/>
      <text:p text:style-name="P6">Amélioration de la gestion des sauvegardes de données</text:p>
      <text:p text:style-name="P1"/>
      <text:p text:style-name="P1">J’ai proposé un système de sauvegarde hebdomadaire automatique en utilisant des scripts pour transférer les fichiers importants sur des disques externes. Cette automatisation visait à réduire le risque de perte de données et à faciliter la gestion des sauvegardes.</text:p>
      <text:p text:style-name="P1"/>
      <text:p text:style-name="P4">Un exemple d'une mission précise</text:p>
      <text:p text:style-name="P1"/>
      <text:p text:style-name="P6"><text:soft-page-break/>Contexte</text:p>
      <text:p text:style-name="P1"/>
      <text:p text:style-name="P1">Montagrues utilisait un fichier Excel pour gérer manuellement le planning des grues et estimer le chiffre d’affaires (CA) mensuel généré. Cette méthode manuelle pouvait entraîner des erreurs, surtout avec plusieurs grues sur différents chantiers.</text:p>
      <text:p text:style-name="P1"/>
      <text:p text:style-name="P6">Matériel utilisé</text:p>
      <text:p text:style-name="P1"/>
      <text:p text:style-name="P1">- <text:span text:style-name="T2">Logiciel</text:span> : Excel (avec des formules avancées et du VBA)</text:p>
      <text:p text:style-name="P1">- <text:span text:style-name="T2">Langage</text:span> : VBA (Visual Basic for Applications)</text:p>
      <text:p text:style-name="P1">- <text:span text:style-name="T2">Poste de travail</text:span> : Ordinateur de bureau sous Windows, équipé de Microsoft Office</text:p>
      <text:p text:style-name="P1">- <text:span text:style-name="T3">S</text:span><text:span text:style-name="T2">upport matériel</text:span> : Tableur Excel partagé via un serveur NAS</text:p>
      <text:p text:style-name="P1"/>
      <text:p text:style-name="P6">Objectif de la mission</text:p>
      <text:p text:style-name="P1"/>
      <text:p text:style-name="P1">L'objectif était de simplifier la gestion du planning des grues et d'automatiser les tâches répétitives pour réduire les erreurs et gagner du temps. Il s'agissait également d'améliorer la prévision du chiffre d'affaires (CA) mensuel en automatisant le calcul et la génération des rapports associés.</text:p>
      <text:p text:style-name="P1"/>
      <text:p text:style-name="P6">Résultat de la mission</text:p>
      <text:p text:style-name="P1"/>
      <text:p text:style-name="P1">J’ai automatisé plusieurs tâches clés en intégrant des formules avancées et des macros VBA dans le fichier Excel :</text:p>
      <text:p text:style-name="P1"/>
      <text:p text:style-name="P1">- <text:span text:style-name="T2">Automatisation de la gestion des disponibilités</text:span> : Suivi automatique des disponibilités des grues en fonction des jours et des interventions.</text:p>
      <text:p text:style-name="P1">- <text:span text:style-name="T2">Génération automatique de rapports</text:span> : Création de macros pour générer des rapports hebdomadaires et mensuels sur les plannings et le CA prévisionnel.</text:p>
      <text:p text:style-name="P1">- <text:span text:style-name="T2">Diminution des erreurs</text:span> : Réduction significative des erreurs humaines liées à la gestion manuelle du planning.</text:p>
      <text:p text:style-name="P1"/>
      <text:p text:style-name="P6">Compétences et savoirs acquis</text:p>
      <text:p text:style-name="P1"/>
      <text:p text:style-name="P1">- <text:span text:style-name="T2">Maîtrise de VBA</text:span> : Renforcement des compétences en programmation VBA pour Excel.</text:p>
      <text:p text:style-name="P1">- <text:span text:style-name="T2">Gestion de données</text:span> : Gestion efficace des données complexes dans Excel et automatisation des processus.</text:p>
      <text:p text:style-name="P1">- <text:span text:style-name="T2">Analyse des besoins</text:span> : Analyse des besoins spécifiques et conception de solutions adaptées.</text:p>
      <text:p text:style-name="P1"/>
      <text:p text:style-name="P6">Retour d'expérience</text:p>
      <text:p text:style-name="P1"/>
      <text:p text:style-name="P1">Cette mission a été très enrichissante. J’ai pu constater l’impact direct de l’automatisation sur l’efficacité de la gestion des plannings. La satisfaction des employés, qui disposent maintenant d'un outil plus fiable et rapide, a été très gratifiante. Ce projet a aussi renforcé mon intérêt pour les solutions informatiques et l’optimisation des processus en entreprise.</text:p>
      <text:p text:style-name="P1"/>
      <text:p text:style-name="P4">Conclusion</text:p>
      <text:p text:style-name="P1"/>
      <text:p text:style-name="P1">Ce stage chez Montagrues a été une opportunité précieuse d'apprentissage et de développement professionnel. J’ai pu appliquer mes connaissances théoriques, découvrir de nouveaux outils et travailler sur des problématiques concrètes. Les missions réalisées, comme l'optimisation du planning et le support technique, ont enrichi mes compétences techniques et organisationnelles, tout en soulignant l’importance de l’optimisation des processus pour améliorer la performance d’une entrepri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8T18:42:55.125074150</meta:creation-date>
    <dc:date>2024-09-08T23:46:09.105471892</dc:date>
    <meta:editing-duration>PT5H3M14S</meta:editing-duration>
    <meta:editing-cycles>1</meta:editing-cycles>
    <meta:document-statistic meta:table-count="0" meta:image-count="0" meta:object-count="0" meta:page-count="3" meta:paragraph-count="62" meta:word-count="1388" meta:character-count="9151" meta:non-whitespace-character-count="7823"/>
    <meta:generator>LibreOffice/7.4.2.3$MacOSX_X86_64 LibreOffice_project/382eef1f22670f7f4118c8c2dd222ec7ad009daf</meta:generator>
  </office:meta>
</office:document-meta>
</file>